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8000001EA5532B23F18E086A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11.712cm" svg:height="8.643cm" draw:z-index="0"><draw:image xlink:href="Pictures/1000000100000298000001EA5532B23F18E086A9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24T17:01:19.742000000</dc:date>
    <meta:editing-duration>PT36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7.2.3.2$Windows_X86_64 LibreOffice_project/d166454616c1632304285822f9c83ce2e660fd92</meta:generator>
  </office:meta>
</office:document-meta>
</file>